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0c8075" officeooo:paragraph-rsid="000c8075" style:font-weight-asian="bold" style:font-weight-complex="bold"/>
    </style:style>
    <style:style style:name="P2" style:family="paragraph" style:parent-style-name="Standard">
      <style:text-properties style:font-name="Arial1" fo:font-weight="bold" officeooo:rsid="000e4a5e" officeooo:paragraph-rsid="000e4a5e" style:font-weight-asian="bold" style:font-weight-complex="bold"/>
    </style:style>
    <style:style style:name="P3" style:family="paragraph" style:parent-style-name="Standard">
      <style:text-properties style:font-name="Arial1" fo:font-weight="bold" officeooo:rsid="0011637c" officeooo:paragraph-rsid="0011f3bd" style:font-weight-asian="bold" style:font-weight-complex="bold"/>
    </style:style>
    <style:style style:name="P4" style:family="paragraph" style:parent-style-name="Standard">
      <style:text-properties style:font-name="Arial1" fo:font-weight="bold" officeooo:paragraph-rsid="0011f3bd" style:font-weight-asian="bold" style:font-weight-complex="bold"/>
    </style:style>
    <style:style style:name="P5" style:family="paragraph" style:parent-style-name="Standard">
      <style:text-properties style:font-name="Arial1" fo:font-weight="bold" officeooo:rsid="0011637c" officeooo:paragraph-rsid="0011f3bd" fo:background-color="#ffff00" style:font-weight-asian="bold" style:font-weight-complex="bold"/>
    </style:style>
    <style:style style:name="P6" style:family="paragraph" style:parent-style-name="Standard">
      <style:text-properties style:font-name="Arial1" fo:font-weight="bold" officeooo:rsid="0011637c" officeooo:paragraph-rsid="00153e81" fo:background-color="#ffff00" style:font-weight-asian="bold" style:font-weight-complex="bold"/>
    </style:style>
    <style:style style:name="P7" style:family="paragraph" style:parent-style-name="Standard">
      <style:text-properties style:font-name="Arial1" fo:font-weight="normal" officeooo:rsid="000c8075" officeooo:paragraph-rsid="000c8075" style:font-weight-asian="normal" style:font-weight-complex="normal"/>
    </style:style>
    <style:style style:name="P8" style:family="paragraph" style:parent-style-name="Standard">
      <style:text-properties style:font-name="Arial1" fo:font-weight="normal" officeooo:rsid="000e4a5e" officeooo:paragraph-rsid="000e4a5e" style:font-weight-asian="normal" style:font-weight-complex="normal"/>
    </style:style>
    <style:style style:name="P9" style:family="paragraph" style:parent-style-name="Standard">
      <style:text-properties style:font-name="Arial1" fo:font-weight="normal" officeooo:paragraph-rsid="000e4a5e" style:font-weight-asian="normal" style:font-weight-complex="normal"/>
    </style:style>
    <style:style style:name="P10" style:family="paragraph" style:parent-style-name="Standard">
      <style:text-properties style:font-name="Arial1" fo:font-weight="normal" officeooo:rsid="0011f3bd" officeooo:paragraph-rsid="0011f3bd" fo:background-color="#ffff00" style:font-weight-asian="normal" style:font-weight-complex="normal"/>
    </style:style>
    <style:style style:name="P11" style:family="paragraph" style:parent-style-name="Standard">
      <style:text-properties style:font-name="Arial1" officeooo:paragraph-rsid="000c8075"/>
    </style:style>
    <style:style style:name="P12" style:family="paragraph" style:parent-style-name="Standard">
      <style:text-properties style:font-name="Arial1" officeooo:rsid="000c8075" officeooo:paragraph-rsid="000c8075"/>
    </style:style>
    <style:style style:name="P13" style:family="paragraph" style:parent-style-name="Standard">
      <style:text-properties style:font-name="Arial1" officeooo:paragraph-rsid="000e4a5e"/>
    </style:style>
    <style:style style:name="P14" style:family="paragraph" style:parent-style-name="Standard">
      <style:text-properties style:font-name="Arial1" officeooo:rsid="0011637c" officeooo:paragraph-rsid="0011637c"/>
    </style:style>
    <style:style style:name="P15" style:family="paragraph" style:parent-style-name="Standard">
      <style:text-properties style:font-name="Arial1" officeooo:paragraph-rsid="0011f3bd"/>
    </style:style>
    <style:style style:name="P16" style:family="paragraph" style:parent-style-name="Standard">
      <style:text-properties style:font-name="Arial1" officeooo:paragraph-rsid="0011637c"/>
    </style:style>
    <style:style style:name="P17" style:family="paragraph" style:parent-style-name="Standard">
      <style:text-properties fo:font-weight="normal" officeooo:rsid="000e4a5e" officeooo:paragraph-rsid="000e4a5e" style:font-weight-asian="normal" style:font-weight-complex="normal"/>
    </style:style>
    <style:style style:name="P18" style:family="paragraph" style:parent-style-name="Standard">
      <style:text-properties fo:font-weight="normal" officeooo:rsid="000e4a5e" officeooo:paragraph-rsid="000e4a5e" fo:background-color="#ffff00" style:font-weight-asian="normal" style:font-weight-complex="normal"/>
    </style:style>
    <style:style style:name="P19" style:family="paragraph" style:parent-style-name="Standard">
      <style:text-properties officeooo:rsid="000e4a5e" officeooo:paragraph-rsid="000e4a5e"/>
    </style:style>
    <style:style style:name="P20" style:family="paragraph" style:parent-style-name="Standard">
      <style:text-properties officeooo:paragraph-rsid="000e4a5e"/>
    </style:style>
    <style:style style:name="P21" style:family="paragraph" style:parent-style-name="Standard">
      <style:text-properties fo:font-weight="bold" officeooo:rsid="000e4a5e" officeooo:paragraph-rsid="000e4a5e" style:font-weight-asian="bold" style:font-weight-complex="bold"/>
    </style:style>
    <style:style style:name="P22" style:family="paragraph" style:parent-style-name="Standard">
      <style:text-properties fo:font-weight="bold" officeooo:rsid="000e4a5e" officeooo:paragraph-rsid="000e4a5e" fo:background-color="#ffff00" style:font-weight-asian="bold" style:font-weight-complex="bold"/>
    </style:style>
    <style:style style:name="P23" style:family="paragraph" style:parent-style-name="Standard">
      <style:text-properties fo:color="#000000" loext:opacity="100%" style:font-name="Arial1" fo:font-weight="bold" officeooo:paragraph-rsid="0011f3bd" style:font-weight-asian="bold" style:font-weight-complex="bold"/>
    </style:style>
    <style:style style:name="P24" style:family="paragraph" style:parent-style-name="Standard">
      <style:text-properties fo:color="#000000" loext:opacity="100%" style:font-name="Arial1" fo:font-weight="bold" officeooo:rsid="0011637c" officeooo:paragraph-rsid="0011f3bd" style:font-weight-asian="bold" style:font-weight-complex="bold"/>
    </style:style>
    <style:style style:name="P25" style:family="paragraph" style:parent-style-name="Standard">
      <style:text-properties style:font-name="Arial1" fo:font-weight="bold" officeooo:rsid="0011f3bd" officeooo:paragraph-rsid="00153e81" fo:background-color="transparent" style:font-weight-asian="bold" style:font-weight-complex="bold"/>
    </style:style>
    <style:style style:name="P26" style:family="paragraph" style:parent-style-name="Standard">
      <style:text-properties style:font-name="Arial1" fo:font-weight="bold" officeooo:rsid="0011637c" officeooo:paragraph-rsid="0011f3bd" fo:background-color="transparent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1" fo:font-weight="bold" officeooo:rsid="001555b6" officeooo:paragraph-rsid="001555b6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weight="bold" officeooo:rsid="000c8075" officeooo:paragraph-rsid="000c8075" style:font-weight-asian="bold" style:font-weight-complex="bold"/>
    </style:style>
    <style:style style:name="P29" style:family="paragraph" style:parent-style-name="Standard">
      <style:text-properties style:font-name="Arial1" officeooo:rsid="0011637c" officeooo:paragraph-rsid="00153e81" fo:background-color="transparent"/>
    </style:style>
    <style:style style:name="P30" style:family="paragraph" style:parent-style-name="Standard">
      <style:text-properties style:font-name="Arial1" officeooo:rsid="0011637c" officeooo:paragraph-rsid="0011f3bd" fo:background-color="transparent"/>
    </style:style>
    <style:style style:name="P31" style:family="paragraph" style:parent-style-name="Standard">
      <style:text-properties style:font-name="Arial1" officeooo:rsid="0011637c" officeooo:paragraph-rsid="0011637c" fo:background-color="transparent"/>
    </style:style>
    <style:style style:name="P32" style:family="paragraph" style:parent-style-name="Standard">
      <style:text-properties style:font-name="Arial1" officeooo:rsid="0011637c" officeooo:paragraph-rsid="0011637c"/>
    </style:style>
    <style:style style:name="P33" style:family="paragraph" style:parent-style-name="Standard">
      <style:text-properties style:font-name="Arial1" fo:font-weight="normal" officeooo:rsid="001555b6" officeooo:paragraph-rsid="001555b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weight="normal" officeooo:rsid="001555b6" officeooo:paragraph-rsid="001555b6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officeooo:paragraph-rsid="001555b6"/>
    </style:style>
    <style:style style:name="P36" style:family="paragraph" style:parent-style-name="Standard">
      <style:text-properties officeooo:paragraph-rsid="001555b6"/>
    </style:style>
    <style:style style:name="T1" style:family="text">
      <style:text-properties officeooo:rsid="000c80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8075" style:font-weight-asian="bold" style:font-weight-complex="bold"/>
    </style:style>
    <style:style style:name="T4" style:family="text">
      <style:text-properties fo:font-weight="bold" officeooo:rsid="0011637c" style:font-weight-asian="bold" style:font-weight-complex="bold"/>
    </style:style>
    <style:style style:name="T5" style:family="text">
      <style:text-properties fo:font-weight="bold" officeooo:rsid="0011f3bd" style:font-weight-asian="bold" style:font-weight-complex="bold"/>
    </style:style>
    <style:style style:name="T6" style:family="text">
      <style:text-properties fo:font-weight="bold" officeooo:rsid="000e4a5e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style:font-name="Arial1" fo:font-weight="normal" style:font-weight-asian="normal" style:font-weight-complex="normal"/>
    </style:style>
    <style:style style:name="T10" style:family="text">
      <style:text-properties style:font-name="Arial1" fo:font-weight="normal" officeooo:rsid="000e4a5e" style:font-weight-asian="normal" style:font-weight-complex="normal"/>
    </style:style>
    <style:style style:name="T11" style:family="text">
      <style:text-properties style:font-name="Arial1" officeooo:rsid="0011f3bd"/>
    </style:style>
    <style:style style:name="T12" style:family="text">
      <style:text-properties style:font-name="Arial1" fo:font-weight="bold" style:font-weight-asian="bold" style:font-weight-complex="bold"/>
    </style:style>
    <style:style style:name="T13" style:family="text">
      <style:text-properties style:font-name="Arial1" fo:font-weight="bold" officeooo:rsid="0011637c" style:font-weight-asian="bold" style:font-weight-complex="bold"/>
    </style:style>
    <style:style style:name="T14" style:family="text">
      <style:text-properties style:font-name="Arial1" officeooo:rsid="001555b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c8075" style:font-weight-asian="normal" style:font-weight-complex="normal"/>
    </style:style>
    <style:style style:name="T17" style:family="text">
      <style:text-properties fo:font-weight="normal" officeooo:rsid="000e4a5e" style:font-weight-asian="normal" style:font-weight-complex="normal"/>
    </style:style>
    <style:style style:name="T18" style:family="text">
      <style:text-properties fo:background-color="#b2b2b2" loext:char-shading-value="0"/>
    </style:style>
    <style:style style:name="T19" style:family="text">
      <style:text-properties fo:color="#8d1d75" loext:opacity="100%" fo:font-weight="bold" style:font-weight-asian="bold" style:font-weight-complex="bold"/>
    </style:style>
    <style:style style:name="T20" style:family="text">
      <style:text-properties fo:color="#127622" loext:opacity="100%" fo:font-weight="bold" style:font-weight-asian="bold" style:font-weight-complex="bold"/>
    </style:style>
    <style:style style:name="T21" style:family="text">
      <style:text-properties fo:color="#127622" loext:opacity="100%" fo:font-weight="bold" fo:background-color="#ffff00" loext:char-shading-value="0" style:font-weight-asian="bold" style:font-weight-complex="bold"/>
    </style:style>
    <style:style style:name="T22" style:family="text">
      <style:text-properties fo:color="#127622" loext:opacity="100%" fo:font-weight="bold" officeooo:rsid="000c8075" fo:background-color="#ffff00" loext:char-shading-value="0" style:font-weight-asian="bold" style:font-weight-complex="bold"/>
    </style:style>
    <style:style style:name="T23" style:family="text">
      <style:text-properties fo:color="#650953" loext:opacity="100%" fo:font-weight="bold" style:font-weight-asian="bold" style:font-weight-complex="bold"/>
    </style:style>
    <style:style style:name="T24" style:family="text">
      <style:text-properties fo:color="#1e6a39" loext:opacity="100%"/>
    </style:style>
    <style:style style:name="T25" style:family="text">
      <style:text-properties fo:color="#1e6a39" loext:opacity="100%" fo:font-weight="bold" style:font-weight-asian="bold" style:font-weight-complex="bold"/>
    </style:style>
    <style:style style:name="T26" style:family="text">
      <style:text-properties fo:color="#1e6a39" loext:opacity="100%" fo:font-weight="bold" officeooo:rsid="000c8075" style:font-weight-asian="bold" style:font-weight-complex="bold"/>
    </style:style>
    <style:style style:name="T27" style:family="text">
      <style:text-properties fo:color="#1e6a39" loext:opacity="100%" fo:font-weight="bold" officeooo:rsid="000e4a5e" style:font-weight-asian="bold" style:font-weight-complex="bold"/>
    </style:style>
    <style:style style:name="T28" style:family="text">
      <style:text-properties fo:color="#1e6a39" loext:opacity="100%" fo:font-weight="bold" officeooo:rsid="000e4a5e" fo:background-color="#ffff00" loext:char-shading-value="0" style:font-weight-asian="bold" style:font-weight-complex="bold"/>
    </style:style>
    <style:style style:name="T29" style:family="text">
      <style:text-properties fo:color="#1e6a39" loext:opacity="100%" fo:font-weight="bold" officeooo:rsid="000e4a5e" fo:background-color="transparent" loext:char-shading-value="0" style:font-weight-asian="bold" style:font-weight-complex="bold"/>
    </style:style>
    <style:style style:name="T30" style:family="text">
      <style:text-properties fo:color="#1e6a39" loext:opacity="100%" officeooo:rsid="000e4a5e" fo:background-color="#ffff00" loext:char-shading-value="0"/>
    </style:style>
    <style:style style:name="T31" style:family="text">
      <style:text-properties fo:color="#3465a4" loext:opacity="100%"/>
    </style:style>
    <style:style style:name="T32" style:family="text">
      <style:text-properties officeooo:rsid="000e4a5e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0e4a5e" fo:background-color="#ffff00" loext:char-shading-value="0"/>
    </style:style>
    <style:style style:name="T35" style:family="text">
      <style:text-properties officeooo:rsid="0011f3bd" fo:background-color="#ffff00" loext:char-shading-value="0"/>
    </style:style>
    <style:style style:name="T36" style:family="text">
      <style:text-properties fo:color="#b85c00" loext:opacity="100%" fo:background-color="#ffff00" loext:char-shading-value="0"/>
    </style:style>
    <style:style style:name="T37" style:family="text">
      <style:text-properties fo:color="#b85c00" loext:opacity="100%" officeooo:rsid="000e4a5e" fo:background-color="#ffff00" loext:char-shading-value="0"/>
    </style:style>
    <style:style style:name="T38" style:family="text">
      <style:text-properties fo:color="#b85c00" loext:opacity="100%" fo:font-weight="bold" officeooo:rsid="000e4a5e" style:font-weight-asian="bold" style:font-weight-complex="bold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11f3bd"/>
    </style:style>
    <style:style style:name="T42" style:family="text">
      <style:text-properties fo:color="#be480a" loext:opacity="100%" fo:font-weight="bold" style:font-weight-asian="bold" style:font-weight-complex="bold"/>
    </style:style>
    <style:style style:name="T43" style:family="text">
      <style:text-properties fo:color="#000000" loext:opacity="100%" fo:font-weight="bold" style:font-weight-asian="bold" style:font-weight-complex="bold"/>
    </style:style>
    <style:style style:name="T44" style:family="text">
      <style:text-properties officeooo:rsid="0013c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ula-07 Operações aritméticas.</text:p>
      <text:p text:style-name="P1"/>
      <text:p text:style-name="P1">Operadores:</text:p>
      <text:p text:style-name="P11"><text:span text:style-name="T1">a)</text:span> <text:span text:style-name="T2">+</text:span>= Adição<text:line-break/><text:span text:style-name="T1">b) </text:span><text:span text:style-name="T2">-</text:span>= subtração<text:line-break/><text:span text:style-name="T1">c) </text:span><text:span text:style-name="T2">*</text:span>= Multiplicação<text:line-break/><text:span text:style-name="T1">d) </text:span><text:span text:style-name="T2">/</text:span>= Divisão<text:line-break/><text:span text:style-name="T1">e) </text:span><text:span text:style-name="T2">**</text:span>= Potência<text:line-break/><text:span text:style-name="T1">f) </text:span><text:span text:style-name="T2">//</text:span>= Divisão inteira<text:line-break/><text:span text:style-name="T1">g) </text:span><text:span text:style-name="T2">%</text:span>= Módulo ou resto da divisão</text:p>
      <text:p text:style-name="P12">Ex:</text:p>
      <text:p text:style-name="P11"><text:tab/><text:span text:style-name="T1">5+2==7 <text:s text:c="26"/>5 **2==25</text:span></text:p>
      <text:p text:style-name="P11"><text:tab/><text:span text:style-name="T1">5</text:span>-<text:span text:style-name="T1">2 == 3 <text:s text:c="25"/>5</text:span>//<text:span text:style-name="T1">2==2</text:span></text:p>
      <text:p text:style-name="P11"><text:tab/><text:span text:style-name="T1">5*2 ==10 <text:s text:c="24"/>5%2==1</text:span></text:p>
      <text:p text:style-name="P11"><text:tab/><text:span text:style-name="T1">5</text:span>/<text:span text:style-name="T1">2==2,5(Float)</text:span></text:p>
      <text:p text:style-name="P11"><text:span text:style-name="T1">Obs: “==” em Python significa: Igual, enquanto “=” significa: Recebe.</text:span><text:line-break/></text:p>
      <text:p text:style-name="P11"><text:span text:style-name="T2">Ordem de Precedência:<text:line-break/></text:span>1<text:span text:style-name="T1">°=</text:span> <text:span text:style-name="T2">()</text:span><text:line-break/>2<text:span text:style-name="T1">°=</text:span> <text:span text:style-name="T2">**</text:span><text:line-break/>3<text:span text:style-name="T1">°=</text:span> <text:span text:style-name="T2">*,/, //, %</text:span><text:line-break/>4<text:span text:style-name="T1">°=</text:span> <text:span text:style-name="T2">+-</text:span><text:line-break/></text:p>
      <text:p text:style-name="P11">Ex:<text:line-break/><text:tab/>5+3*2=5+6=11<text:line-break/><text:tab/>3*5+4**2=15+16=31<text:line-break/><text:tab/>3*(5+4)**2=3*9**2=3*81=243<text:line-break/></text:p>
      <text:p text:style-name="P1">Prático:</text:p>
      <text:p text:style-name="P7">Abrir Python console.</text:p>
      <text:p text:style-name="P1"><text:span text:style-name="T17">1)</text:span><text:span text:style-name="T15">»</text:span><text:span text:style-name="T31">5</text:span><text:span text:style-name="T15">+</text:span><text:span text:style-name="T31">3</text:span>*<text:span text:style-name="T31">2</text:span></text:p>
      <text:p text:style-name="P7">11</text:p>
      <text:p text:style-name="P1"/>
      <text:p text:style-name="P1"><text:span text:style-name="T32">2)</text:span>»<text:span text:style-name="T31">5</text:span>**<text:span text:style-name="T31">2</text:span></text:p>
      <text:p text:style-name="P7">25</text:p>
      <text:p text:style-name="P1"/>
      <text:p text:style-name="P1"><text:span text:style-name="T17">3)</text:span><text:span text:style-name="T15">»</text:span><text:span text:style-name="T31">5</text:span>**<text:span text:style-name="T31">3</text:span></text:p>
      <text:p text:style-name="P7">125</text:p>
      <text:p text:style-name="P1"/>
      <text:p text:style-name="P1"><text:span text:style-name="T17">4)</text:span><text:span text:style-name="T15">»</text:span><text:span text:style-name="T31">19</text:span>//<text:span text:style-name="T31">2</text:span></text:p>
      <text:p text:style-name="P7">9</text:p>
      <text:p text:style-name="P1"/>
      <text:p text:style-name="P1"><text:span text:style-name="T17">5)</text:span><text:span text:style-name="T15">»</text:span><text:span text:style-name="T31">19</text:span>/<text:span text:style-name="T31">2</text:span></text:p>
      <text:p text:style-name="P7">9,5</text:p>
      <text:p text:style-name="P1"/>
      <text:p text:style-name="P1"><text:span text:style-name="T17">6)</text:span><text:span text:style-name="T15">»</text:span><text:span text:style-name="T31">18</text:span>%<text:span text:style-name="T31">2</text:span></text:p>
      <text:p text:style-name="P7">0</text:p>
      <text:p text:style-name="P1"/>
      <text:p text:style-name="P1"><text:span text:style-name="T17">7)</text:span><text:span text:style-name="T15">»</text:span><text:span text:style-name="T31">122</text:span>%<text:span text:style-name="T31">3</text:span></text:p>
      <text:p text:style-name="P7">2</text:p>
      <text:p text:style-name="P1"/>
      <text:p text:style-name="P1"><text:span text:style-name="T17">8)</text:span><text:span text:style-name="T15">»</text:span><text:span text:style-name="T31">4</text:span>**<text:span text:style-name="T31">3</text:span></text:p>
      <text:p text:style-name="P7"><text:soft-page-break/>64</text:p>
      <text:p text:style-name="P1"><text:span text:style-name="T17">9)</text:span><text:span text:style-name="T15">»pow</text:span>(<text:span text:style-name="T31">4</text:span>,<text:span text:style-name="T31">3</text:span>)</text:p>
      <text:p text:style-name="P7">64</text:p>
      <text:p text:style-name="P1"/>
      <text:p text:style-name="P1"><text:span text:style-name="T17">10)</text:span><text:span text:style-name="T15">»</text:span><text:span text:style-name="T31">81</text:span>**(<text:span text:style-name="T31">1</text:span>/<text:span text:style-name="T31">2</text:span>) <text:s text:c="3"/>Raíz quadrada</text:p>
      <text:p text:style-name="P7">9</text:p>
      <text:p text:style-name="P1"/>
      <text:p text:style-name="P1"><text:span text:style-name="T17">11) </text:span><text:span text:style-name="T15">»</text:span><text:span text:style-name="T31">25</text:span>**(<text:span text:style-name="T31">1</text:span>/<text:span text:style-name="T31">2</text:span>)</text:p>
      <text:p text:style-name="P7">5</text:p>
      <text:p text:style-name="P1"/>
      <text:p text:style-name="P1"><text:span text:style-name="T17">12) </text:span><text:span text:style-name="T15">»</text:span><text:span text:style-name="T31">127</text:span>**(<text:span text:style-name="T31">1</text:span>/<text:span text:style-name="T31">3</text:span>) Raíz cúbica</text:p>
      <text:p text:style-name="P7">5,026525695313479</text:p>
      <text:p text:style-name="P1"/>
      <text:p text:style-name="P7"><text:span text:style-name="T32">13) </text:span>»<text:span text:style-name="T25">’Oi’</text:span><text:span text:style-name="T2"> +</text:span><text:span text:style-name="T25">’Olá</text:span><text:span text:style-name="T24">’</text:span></text:p>
      <text:p text:style-name="P7">‘OiOlá’</text:p>
      <text:p text:style-name="P1"/>
      <text:p text:style-name="P1"><text:span text:style-name="T17">14) </text:span><text:span text:style-name="T15">»</text:span><text:span text:style-name="T24">’Oi’</text:span>*<text:span text:style-name="T31">5</text:span></text:p>
      <text:p text:style-name="P7">‘OiOiOiOiOi’</text:p>
      <text:p text:style-name="P1"/>
      <text:p text:style-name="P1"><text:span text:style-name="T17">15) </text:span><text:span text:style-name="T15">»</text:span><text:span text:style-name="T24">’=’</text:span>*<text:span text:style-name="T31">20</text:span></text:p>
      <text:p text:style-name="P7">‘====================’</text:p>
      <text:p text:style-name="P1"/>
      <text:p text:style-name="P1"><text:span text:style-name="T17">16) </text:span><text:span text:style-name="T15">»print</text:span>(<text:span text:style-name="T24">‘=’</text:span>*<text:span text:style-name="T31">20</text:span>)</text:p>
      <text:p text:style-name="P7">====================</text:p>
      <text:p text:style-name="P7"/>
      <text:p text:style-name="P2"/>
      <text:p text:style-name="P2">17)</text:p>
      <text:p text:style-name="P13"><text:span text:style-name="T2">»</text:span>nome<text:span text:style-name="T2"> </text:span><text:span text:style-name="T15">=</text:span><text:span text:style-name="T2"> </text:span><text:span text:style-name="T19">input</text:span><text:span text:style-name="T2">(</text:span><text:span text:style-name="T20">'Qual é o seu nome?'</text:span><text:span text:style-name="T2">)<text:line-break/>»</text:span><text:span text:style-name="T23">print</text:span><text:span text:style-name="T2">(</text:span><text:span text:style-name="T20">'Prazer em te conhecer {}!'</text:span><text:span text:style-name="T2">.</text:span><text:span text:style-name="T15">format</text:span><text:span text:style-name="T2">(</text:span><text:span text:style-name="T15">nome</text:span><text:span text:style-name="T2">))</text:span></text:p>
      <text:p text:style-name="P7">----------------------------------------------------------------------</text:p>
      <text:p text:style-name="P12"><text:span text:style-name="T15">Qual é o seu nome? </text:span><text:span text:style-name="T25">Gustavo</text:span></text:p>
      <text:p text:style-name="P7">Prazer em te conhecer Gustavo!</text:p>
      <text:p text:style-name="P11">----------------------------------------------------------------------</text:p>
      <text:p text:style-name="P2"/>
      <text:p text:style-name="P2"/>
      <text:p text:style-name="P2">18)</text:p>
      <text:p text:style-name="P13"><text:span text:style-name="T2">»</text:span>nome<text:span text:style-name="T2"> </text:span><text:span text:style-name="T15">=</text:span><text:span text:style-name="T2"> </text:span><text:span text:style-name="T19">input</text:span><text:span text:style-name="T2">(</text:span><text:span text:style-name="T20">'Qual é o seu nome?'</text:span><text:span text:style-name="T2">)<text:line-break/>»</text:span><text:span text:style-name="T23">print</text:span><text:span text:style-name="T2">(</text:span><text:span text:style-name="T20">'Prazer em te conhecer {</text:span><text:span text:style-name="T21">:20</text:span><text:span text:style-name="T20">}!'</text:span><text:span text:style-name="T2">.</text:span><text:span text:style-name="T15">format</text:span><text:span text:style-name="T2">(</text:span><text:span text:style-name="T15">nome</text:span><text:span text:style-name="T2">))</text:span></text:p>
      <text:p text:style-name="P9">-------------------------------------------------------------------------</text:p>
      <text:p text:style-name="P12">Qual é o seu nome? <text:span text:style-name="T25">Gustavo</text:span></text:p>
      <text:p text:style-name="P7">Prazer em te conhecer Gustavo<text:span text:style-name="T18"> <text:s text:c="19"/></text:span>!</text:p>
      <text:p text:style-name="P7">------------------------------------------------------------------------</text:p>
      <text:p text:style-name="P7"/>
      <text:p text:style-name="P2">19)</text:p>
      <text:p text:style-name="P13"><text:span text:style-name="T2">»</text:span>nome<text:span text:style-name="T2"> </text:span><text:span text:style-name="T15">=</text:span><text:span text:style-name="T2"> </text:span><text:span text:style-name="T19">input</text:span><text:span text:style-name="T2">(</text:span><text:span text:style-name="T20">'Qual é o seu nome?'</text:span><text:span text:style-name="T2">)<text:line-break/>»</text:span><text:span text:style-name="T23">print</text:span><text:span text:style-name="T2">(</text:span><text:span text:style-name="T20">'Prazer em te conhecer {</text:span><text:span text:style-name="T21">:&gt;20</text:span><text:span text:style-name="T20">}!'</text:span><text:span text:style-name="T2">.</text:span><text:span text:style-name="T15">format</text:span><text:span text:style-name="T2">(</text:span><text:span text:style-name="T15">nome</text:span><text:span text:style-name="T2">))</text:span></text:p>
      <text:p text:style-name="P12">----------------------------------------------------------------------------</text:p>
      <text:p text:style-name="P12">Qual é o seu nome? <text:span text:style-name="T25">Gustavo</text:span></text:p>
      <text:p text:style-name="P7">Prazer em te conhecer <text:span text:style-name="T18"><text:s text:c="20"/></text:span>Gustavo!</text:p>
      <text:p text:style-name="P7">---------------------------------------------------------------------------</text:p>
      <text:p text:style-name="P7"/>
      <text:p text:style-name="P2"/>
      <text:p text:style-name="P2"><text:soft-page-break/>20)</text:p>
      <text:p text:style-name="P13"><text:span text:style-name="T2">»</text:span>nome<text:span text:style-name="T2"> </text:span><text:span text:style-name="T15">=</text:span><text:span text:style-name="T2"> </text:span><text:span text:style-name="T19">input</text:span><text:span text:style-name="T2">(</text:span><text:span text:style-name="T20">'Qual é o seu nome?'</text:span><text:span text:style-name="T2">)<text:line-break/>»</text:span><text:span text:style-name="T23">print</text:span><text:span text:style-name="T2">(</text:span><text:span text:style-name="T20">'Prazer em te conhecer {</text:span><text:span text:style-name="T21">:</text:span><text:span text:style-name="T22">&lt;</text:span><text:span text:style-name="T21">20</text:span><text:span text:style-name="T20">}!'</text:span><text:span text:style-name="T2">.</text:span><text:span text:style-name="T15">format</text:span><text:span text:style-name="T2">(</text:span><text:span text:style-name="T15">nome</text:span><text:span text:style-name="T2">))</text:span></text:p>
      <text:p text:style-name="P12">---------------------------------------------------------------------------</text:p>
      <text:p text:style-name="P12">Qual é o seu nome? <text:span text:style-name="T25">Gustavo</text:span></text:p>
      <text:p text:style-name="P7">Prazer em te conhecer Gustavo<text:span text:style-name="T18"> <text:s text:c="19"/></text:span>!</text:p>
      <text:p text:style-name="P1">---------------------------------------------------------------------------</text:p>
      <text:p text:style-name="P1"/>
      <text:p text:style-name="P1"/>
      <text:p text:style-name="P2">21)</text:p>
      <text:p text:style-name="P13"><text:span text:style-name="T2">»</text:span>nome<text:span text:style-name="T2"> </text:span><text:span text:style-name="T15">=</text:span><text:span text:style-name="T2"> </text:span><text:span text:style-name="T19">input</text:span><text:span text:style-name="T2">(</text:span><text:span text:style-name="T20">'Qual é o seu nome?'</text:span><text:span text:style-name="T2">)<text:line-break/>»</text:span><text:span text:style-name="T23">print</text:span><text:span text:style-name="T2">(</text:span><text:span text:style-name="T20">'Prazer em te conhecer {</text:span><text:span text:style-name="T21">:^20</text:span><text:span text:style-name="T20">}!'</text:span><text:span text:style-name="T2">.</text:span><text:span text:style-name="T15">format</text:span><text:span text:style-name="T2">(</text:span><text:span text:style-name="T15">nome</text:span><text:span text:style-name="T2">))</text:span></text:p>
      <text:p text:style-name="P7">-----------------------------------------------------------------------------</text:p>
      <text:p text:style-name="P11"><text:span text:style-name="T16">Qual é o seu nome?</text:span><text:span text:style-name="T3"> </text:span><text:span text:style-name="T26">Gustavo</text:span></text:p>
      <text:p text:style-name="P7">Prazer em te conhecer <text:span text:style-name="T18"><text:s text:c="10"/></text:span>Gustavo<text:span text:style-name="T18"> <text:s text:c="9"/></text:span>!</text:p>
      <text:p text:style-name="P7">-----------------------------------------------------------------------------</text:p>
      <text:p text:style-name="P7"/>
      <text:p text:style-name="P1"/>
      <text:p text:style-name="P2">22)</text:p>
      <text:p text:style-name="P13"><text:span text:style-name="T2">»</text:span>nome<text:span text:style-name="T2"> </text:span><text:span text:style-name="T15">=</text:span><text:span text:style-name="T2"> </text:span><text:span text:style-name="T19">input</text:span><text:span text:style-name="T15">(</text:span><text:span text:style-name="T20">'Qual é o seu nome?'</text:span><text:span text:style-name="T15">)</text:span><text:span text:style-name="T2"><text:line-break/>»</text:span><text:span text:style-name="T23">print</text:span><text:span text:style-name="T15">(</text:span><text:span text:style-name="T20">'Prazer em te conhecer {</text:span><text:span text:style-name="T21">:</text:span><text:span text:style-name="T22">=</text:span><text:span text:style-name="T21">^20</text:span><text:span text:style-name="T20">}!'</text:span><text:span text:style-name="T2">.</text:span><text:span text:style-name="T15">format</text:span><text:span text:style-name="T2">(</text:span><text:span text:style-name="T15">nome</text:span><text:span text:style-name="T2">))</text:span></text:p>
      <text:p text:style-name="P12">--------------------------------------------------------------------------------</text:p>
      <text:p text:style-name="P12">Qual é o seu nome? <text:span text:style-name="T25">Gustavo</text:span></text:p>
      <text:p text:style-name="P7">Prazer em te conhecer <text:span text:style-name="T18">==========</text:span>Gustavo<text:span text:style-name="T18">==========</text:span>!</text:p>
      <text:p text:style-name="P7">-------------------------------------------------------------------------------</text:p>
      <text:p text:style-name="P7"/>
      <text:p text:style-name="P2">23)</text:p>
      <text:p text:style-name="P8">»n1 = <text:span text:style-name="T23">int</text:span><text:span text:style-name="T2">(</text:span><text:span text:style-name="T23">input</text:span><text:span text:style-name="T2">(</text:span><text:span text:style-name="T25">‘Digite um valor: ‘</text:span><text:span text:style-name="T2">))</text:span></text:p>
      <text:p text:style-name="P8">»n2 = <text:span text:style-name="T23">int</text:span><text:span text:style-name="T2">(</text:span><text:span text:style-name="T23">input</text:span><text:span text:style-name="T2">(</text:span><text:span text:style-name="T25">‘Digite outro valor: ‘</text:span><text:span text:style-name="T2">))</text:span></text:p>
      <text:p text:style-name="P20"><text:span text:style-name="T10">»</text:span><text:span text:style-name="T23">print</text:span><text:span text:style-name="T2">(</text:span><text:span text:style-name="T25">'A soma vale {}'</text:span>.format<text:span text:style-name="T2">(</text:span>n1+n2<text:span text:style-name="T2">))</text:span></text:p>
      <text:p text:style-name="Standard">-----------------------------------------------------------------------------</text:p>
      <text:p text:style-name="Standard"><text:span text:style-name="T32">Digite u</text:span>m valor: <text:span text:style-name="T24">10</text:span></text:p>
      <text:p text:style-name="Standard"><text:span text:style-name="T32">Digite </text:span>outro valor: <text:span text:style-name="T24">2</text:span></text:p>
      <text:p text:style-name="Standard">A soma vale 12</text:p>
      <text:p text:style-name="Standard">----------------------------------------------------------------------------</text:p>
      <text:p text:style-name="Standard"/>
      <text:p text:style-name="P2">24)</text:p>
      <text:p text:style-name="P8">»n1 = <text:span text:style-name="T23">int</text:span><text:span text:style-name="T2">(</text:span><text:span text:style-name="T23">input</text:span><text:span text:style-name="T2">(</text:span><text:span text:style-name="T25">‘Digite um valor: ‘</text:span><text:span text:style-name="T2">))</text:span></text:p>
      <text:p text:style-name="P8">»n2 = <text:span text:style-name="T23">int</text:span><text:span text:style-name="T2">(</text:span><text:span text:style-name="T23">input</text:span><text:span text:style-name="T2">(</text:span><text:span text:style-name="T25">‘Digite outro valor: ‘</text:span><text:span text:style-name="T2">))</text:span></text:p>
      <text:p text:style-name="P8">»s= n1+n2</text:p>
      <text:p text:style-name="P8">»m = n1*n2</text:p>
      <text:p text:style-name="P8">»d =n1/n2</text:p>
      <text:p text:style-name="P8">»di = n1//n2</text:p>
      <text:p text:style-name="P8">»e = n1**n2</text:p>
      <text:p text:style-name="P20"><text:span text:style-name="T10">»</text:span><text:span text:style-name="T23">print</text:span><text:span text:style-name="T2">(</text:span><text:span text:style-name="T25">'A soma </text:span><text:span text:style-name="T27">é</text:span><text:span text:style-name="T25"> {}, </text:span><text:span text:style-name="T27">o produto é {}, e a divisão é {}</text:span><text:span text:style-name="T25">'</text:span>.format<text:span text:style-name="T2">(</text:span><text:span text:style-name="T32">s,m,d</text:span><text:span text:style-name="T2">)</text:span><text:span text:style-name="T6">)</text:span></text:p>
      <text:p text:style-name="Standard">»<text:span text:style-name="T23">print</text:span><text:span text:style-name="T2">(</text:span><text:span text:style-name="T25">'divisao inteira é {} e potência é {}'</text:span>.format<text:span text:style-name="T2">(</text:span>di,e<text:span text:style-name="T2">))</text:span></text:p>
      <text:p text:style-name="Standard">------------------------------------------------------------------------------------------</text:p>
      <text:p text:style-name="Standard"><text:span text:style-name="T32">Digite u</text:span>m valor: <text:span text:style-name="T24">4</text:span></text:p>
      <text:p text:style-name="Standard"><text:span text:style-name="T32">Digite </text:span>outro valor: <text:span text:style-name="T24">3</text:span></text:p>
      <text:p text:style-name="Standard">A soma é 7, o produto é 12, e a divisão é 1.333<text:span text:style-name="T32">3333333333333333333333</text:span></text:p>
      <text:p text:style-name="Standard">divisao inteira é 1 e potência é 64</text:p>
      <text:p text:style-name="Standard">----------------------------------------------------------------------------------------</text:p>
      <text:p text:style-name="Standard"><text:soft-page-break/></text:p>
      <text:p text:style-name="Standard"/>
      <text:p text:style-name="P2"/>
      <text:p text:style-name="P21"><text:span text:style-name="T8">25) </text:span><text:span text:style-name="T9">Editando o float.</text:span></text:p>
      <text:p text:style-name="P8">»n1 = <text:span text:style-name="T23">int</text:span><text:span text:style-name="T2">(</text:span><text:span text:style-name="T23">input</text:span><text:span text:style-name="T2">(</text:span><text:span text:style-name="T25">‘Digite um valor: ‘</text:span><text:span text:style-name="T2">))</text:span></text:p>
      <text:p text:style-name="P8">»n2 = <text:span text:style-name="T23">int</text:span><text:span text:style-name="T2">(</text:span><text:span text:style-name="T23">input</text:span><text:span text:style-name="T2">(</text:span><text:span text:style-name="T25">‘Digite outro valor: ‘</text:span><text:span text:style-name="T2">))</text:span></text:p>
      <text:p text:style-name="P8">»s= n1+n2</text:p>
      <text:p text:style-name="P8">»m = n1*n2</text:p>
      <text:p text:style-name="P8">»d =n1/n2</text:p>
      <text:p text:style-name="P8">»di = n1//n2</text:p>
      <text:p text:style-name="P8">»e = n1**n2</text:p>
      <text:p text:style-name="P20"><text:span text:style-name="T10">»</text:span><text:span text:style-name="T23">print</text:span><text:span text:style-name="T2">(</text:span><text:span text:style-name="T25">'A soma </text:span><text:span text:style-name="T27">é</text:span><text:span text:style-name="T25"> {}, </text:span><text:span text:style-name="T27">o produto é {}, e a divisão é {</text:span><text:span text:style-name="T28">:.2f</text:span><text:span text:style-name="T27">}</text:span><text:span text:style-name="T25">'</text:span>.format<text:span text:style-name="T2">(</text:span><text:span text:style-name="T32">s,m,d</text:span><text:span text:style-name="T2">)</text:span><text:span text:style-name="T6">)</text:span></text:p>
      <text:p text:style-name="P20">»<text:span text:style-name="T23">print</text:span><text:span text:style-name="T2">(</text:span><text:span text:style-name="T25">'divisao inteira é {} e potência é {}'</text:span>.format<text:span text:style-name="T2">(</text:span>di,e<text:span text:style-name="T2">))</text:span></text:p>
      <text:p text:style-name="P20">--------------------------------------------------------------------------</text:p>
      <text:p text:style-name="P20"><text:span text:style-name="T32">Digite u</text:span>m valor: <text:span text:style-name="T24">4</text:span></text:p>
      <text:p text:style-name="P20"><text:span text:style-name="T32">Digite </text:span>outro valor: <text:span text:style-name="T24">3</text:span></text:p>
      <text:p text:style-name="P20">A soma é 7, o produto é 12, e a divisão é 1.<text:span text:style-name="T33">33</text:span></text:p>
      <text:p text:style-name="P20">divisao inteira é 1 e potência é 64</text:p>
      <text:p text:style-name="P20">-------------------------------------------------------------------------</text:p>
      <text:p text:style-name="P20"/>
      <text:p text:style-name="P19"><text:span text:style-name="T2">26)</text:span> Para e resposta ficar em uma mesma linha.</text:p>
      <text:p text:style-name="P8">»n1 = <text:span text:style-name="T23">int</text:span><text:span text:style-name="T2">(</text:span><text:span text:style-name="T23">input</text:span><text:span text:style-name="T2">(</text:span><text:span text:style-name="T25">‘Digite um valor: ‘</text:span><text:span text:style-name="T2">))</text:span></text:p>
      <text:p text:style-name="P8">»n2 = <text:span text:style-name="T23">int</text:span><text:span text:style-name="T2">(</text:span><text:span text:style-name="T23">input</text:span><text:span text:style-name="T2">(</text:span><text:span text:style-name="T25">‘Digite outro valor: ‘</text:span><text:span text:style-name="T2">))</text:span></text:p>
      <text:p text:style-name="P8">»s= n1+n2</text:p>
      <text:p text:style-name="P8">»m = n1*n2</text:p>
      <text:p text:style-name="P8">»d =n1/n2</text:p>
      <text:p text:style-name="P8">»di = n1//n2</text:p>
      <text:p text:style-name="P8">»e = n1**n2</text:p>
      <text:p text:style-name="P20"><text:span text:style-name="T10">»</text:span><text:span text:style-name="T23">print</text:span><text:span text:style-name="T2">(</text:span><text:span text:style-name="T25">'A soma </text:span><text:span text:style-name="T27">é</text:span><text:span text:style-name="T25"> {}, </text:span><text:span text:style-name="T27">o produto é {}, e a divisão é {</text:span><text:span text:style-name="T29">:.2f</text:span><text:span text:style-name="T27">}</text:span><text:span text:style-name="T25">'</text:span><text:span text:style-name="T24">,</text:span>.format<text:span text:style-name="T2">(</text:span><text:span text:style-name="T32">s,m,d</text:span><text:span text:style-name="T2">)</text:span><text:span text:style-name="T36">, </text:span><text:span text:style-name="T37">end</text:span><text:span text:style-name="T34">=</text:span><text:span text:style-name="T30">’, ’</text:span><text:span text:style-name="T6">)</text:span></text:p>
      <text:p text:style-name="P20">»<text:span text:style-name="T23">print</text:span><text:span text:style-name="T2">(</text:span><text:span text:style-name="T25">'divisao inteira é {} e potência é {}'</text:span>.format<text:span text:style-name="T2">(</text:span>di,e<text:span text:style-name="T2">))</text:span></text:p>
      <text:p text:style-name="P20">-------------------------------------------------------------------------------------------------------</text:p>
      <text:p text:style-name="P20"><text:span text:style-name="T32">Digite u</text:span>m valor: <text:span text:style-name="T24">4</text:span></text:p>
      <text:p text:style-name="P20"><text:span text:style-name="T32">Digite </text:span>outro valor: <text:span text:style-name="T24">3</text:span></text:p>
      <text:p text:style-name="P20">A soma é 7, o produto é 12, e a divisão é 1.<text:span text:style-name="T39">33,</text:span> <text:span text:style-name="T32">d</text:span>ivis<text:span text:style-name="T32">ã</text:span>o inteira é 1 e potência é 64</text:p>
      <text:p text:style-name="P20">-------------------------------------------------------------------------------------------------------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7) <text:span text:style-name="T15">quebrar a linha sem precisar escrever um monte de print.</text:span></text:p>
      <text:p text:style-name="P8">»n1 = <text:span text:style-name="T23">int</text:span><text:span text:style-name="T2">(</text:span><text:span text:style-name="T23">input</text:span><text:span text:style-name="T2">(</text:span><text:span text:style-name="T25">‘Digite um valor: ‘</text:span><text:span text:style-name="T2">))</text:span></text:p>
      <text:p text:style-name="P8">»n2 = <text:span text:style-name="T23">int</text:span><text:span text:style-name="T2">(</text:span><text:span text:style-name="T23">input</text:span><text:span text:style-name="T2">(</text:span><text:span text:style-name="T25">‘Digite outro valor: ‘</text:span><text:span text:style-name="T2">))</text:span></text:p>
      <text:p text:style-name="P8">»s = n1+n2</text:p>
      <text:p text:style-name="P8">»m = n1*n2</text:p>
      <text:p text:style-name="P8">»d =n1/n2</text:p>
      <text:p text:style-name="P8">»di = n1//n2</text:p>
      <text:p text:style-name="P8">»e = n1**n2</text:p>
      <text:p text:style-name="P20"><text:span text:style-name="T10">»</text:span><text:span text:style-name="T23">print</text:span><text:span text:style-name="T2">(</text:span><text:span text:style-name="T25">'A soma </text:span><text:span text:style-name="T27">é</text:span><text:span text:style-name="T25"> {}, </text:span><text:span text:style-name="T38">\n </text:span><text:span text:style-name="T27">o produto é {},</text:span><text:span text:style-name="T38">\n</text:span><text:span text:style-name="T27"> a divisão é {</text:span><text:span text:style-name="T29">:.2f</text:span><text:span text:style-name="T27">},</text:span><text:span text:style-name="T38">\n</text:span><text:span text:style-name="T27"> a </text:span><text:span text:style-name="T25">divisao inteira é {} e </text:span><text:span text:style-name="T38">\n</text:span><text:span text:style-name="T25"> </text:span><text:span text:style-name="T27">a</text:span><text:span text:style-name="T25"> potência é {}'</text:span>.format<text:span text:style-name="T2">(</text:span><text:span text:style-name="T32">s,m,d,</text:span>di,e<text:span text:style-name="T2">))</text:span></text:p>
      <text:p text:style-name="P20">--------------------------------------------</text:p>
      <text:p text:style-name="P20"><text:span text:style-name="T32">Digite u</text:span>m valor: <text:span text:style-name="T24">4</text:span></text:p>
      <text:p text:style-name="P20"><text:span text:style-name="T32">Digite </text:span>outro valor: <text:span text:style-name="T24">3</text:span></text:p>
      <text:p text:style-name="P20">A soma é 7, </text:p>
      <text:p text:style-name="P20">o produto é 12, </text:p>
      <text:p text:style-name="P20">a divisão é 1.<text:span text:style-name="T39">33,</text:span> </text:p>
      <text:p text:style-name="P20"><text:span text:style-name="T32">a d</text:span>ivis<text:span text:style-name="T32">ã</text:span>o inteira é 1 <text:span text:style-name="T32">e</text:span></text:p>
      <text:p text:style-name="P20"><text:span text:style-name="T32">a</text:span> potência é 64</text:p>
      <text:p text:style-name="P20">--------------------------------------------</text:p>
      <text:p text:style-name="P6"/>
      <text:p text:style-name="P3"/>
      <text:p text:style-name="P3"/>
      <text:p text:style-name="P3"/>
      <text:p text:style-name="P35"><text:span text:style-name="T13">Aula-08 </text:span><text:span text:style-name="T12">módulos</text:span></text:p>
      <text:p text:style-name="P36"><text:span text:style-name="T8"><text:line-break/></text:span><text:span text:style-name="T14">M</text:span><text:span text:style-name="T8">ódulos são bibliot</text:span><text:span text:style-name="T11">e</text:span><text:span text:style-name="T8">cas = bebidas, comidas e doces<text:line-break/>Para incluir os módulos é preciso digitar o comando: import+ o módulo específico<text:line-break/></text:span></text:p>
      <text:p text:style-name="P15">Ex: import+bebidas (água,suco,vinho,café…). <text:span text:style-name="T41">D</text:span>essa forma i<text:span text:style-name="T41">mp</text:span>orta<text:span text:style-name="T41">-se</text:span> toda a coleção da biblioteca "bebidas".Para selecionar apenas café é preciso digitar o comando:<text:line-break/>from + bebidas + import + café</text:p>
      <text:p text:style-name="P16"/>
      <text:p text:style-name="P15"><text:span text:style-name="T4">prática:</text:span><text:line-break/><text:span text:style-name="T2">»</text:span><text:span text:style-name="T42">import</text:span> <text:span text:style-name="T41">math</text:span><text:line-break/>num = <text:span text:style-name="T23">int</text:span><text:span text:style-name="T2">(</text:span><text:span text:style-name="T23">input</text:span><text:span text:style-name="T2">(</text:span><text:span text:style-name="T25">'Digite um número: '</text:span><text:span text:style-name="T2">))</text:span><text:line-break/>raiz = <text:span text:style-name="T41">math.</text:span>sqrt(num)<text:line-break/><text:span text:style-name="T23">print</text:span><text:span text:style-name="T2">(</text:span><text:span text:style-name="T25">'A raiz quadrada de {} é {}'</text:span>.format<text:span text:style-name="T2">(</text:span>num,raiz<text:span text:style-name="T2">))</text:span></text:p>
      <text:p text:style-name="P4">------------------------------------------------------------------</text:p>
      <text:p text:style-name="P15">Digite o número:12</text:p>
      <text:p text:style-name="P15">A raiz quadrada de 12 é 3.4641016151377544</text:p>
      <text:p text:style-name="P4">------------------------------------------------------------------</text:p>
      <text:p text:style-name="P4"/>
      <text:p text:style-name="P4"/>
      <text:p text:style-name="P15"><text:span text:style-name="T2">»</text:span><text:span text:style-name="T42">import</text:span> <text:span text:style-name="T41">math</text:span><text:line-break/>num = <text:span text:style-name="T23">int</text:span><text:span text:style-name="T2">(</text:span><text:span text:style-name="T23">input</text:span><text:span text:style-name="T2">(</text:span><text:span text:style-name="T25">'Digite um número: '</text:span><text:span text:style-name="T2">))</text:span><text:line-break/>raiz = <text:span text:style-name="T41">math.</text:span>sqrt(num)<text:line-break/><text:span text:style-name="T23">print</text:span><text:span text:style-name="T2">(</text:span><text:span text:style-name="T25">'A raiz quadrada de {} é {}'</text:span>.format<text:span text:style-name="T2">(</text:span>num,<text:span text:style-name="T35">math.ceil</text:span><text:span text:style-name="T5">(</text:span>raiz<text:span text:style-name="T5">)</text:span><text:span text:style-name="T2">))</text:span></text:p>
      <text:p text:style-name="P23">-------------------------------------------------------------------------------------</text:p>
      <text:p text:style-name="P15">Digite o número:12</text:p>
      <text:p text:style-name="P15">A raiz quadrada de 12 é <text:span text:style-name="T33">4 </text:span><text:span text:style-name="T35">(O número foi arredondado para cima)</text:span></text:p>
      <text:p text:style-name="P4">--------------------------------------------------------------------------------------</text:p>
      <text:p text:style-name="P4"/>
      <text:p text:style-name="P4"><text:soft-page-break/></text:p>
      <text:p text:style-name="P15"><text:span text:style-name="T2">»</text:span><text:span text:style-name="T42">import</text:span> <text:span text:style-name="T41">math</text:span><text:line-break/>num = <text:span text:style-name="T23">int</text:span><text:span text:style-name="T2">(</text:span><text:span text:style-name="T23">input</text:span><text:span text:style-name="T2">(</text:span><text:span text:style-name="T25">'Digite um número: '</text:span><text:span text:style-name="T2">))</text:span><text:line-break/>raiz = <text:span text:style-name="T41">math.</text:span>sqrt(num)<text:line-break/><text:span text:style-name="T23">print</text:span><text:span text:style-name="T2">(</text:span><text:span text:style-name="T25">'A raiz quadrada de {} é {}'</text:span>.format<text:span text:style-name="T2">(</text:span>num,<text:span text:style-name="T35">math.floor</text:span><text:span text:style-name="T5">(</text:span>raiz<text:span text:style-name="T5">)</text:span><text:span text:style-name="T2">))</text:span></text:p>
      <text:p text:style-name="P4">-----------------------------------------------------------------------------------------</text:p>
      <text:p text:style-name="P15">Digite o número:12</text:p>
      <text:p text:style-name="P15">A raiz quadrada de 12 é <text:span text:style-name="T33">3 </text:span><text:span text:style-name="T35">(O número foi arredondado para baixo)</text:span></text:p>
      <text:p text:style-name="P4">-----------------------------------------------------------------------------------------</text:p>
      <text:p text:style-name="P23"/>
      <text:p text:style-name="P23"/>
      <text:p text:style-name="P15"><text:span text:style-name="T43">»</text:span><text:span text:style-name="T42">from</text:span> math <text:span text:style-name="T42">import</text:span> sqrt<text:line-break/>num = <text:span text:style-name="T23">int</text:span><text:span text:style-name="T2">(</text:span><text:span text:style-name="T23">input</text:span><text:span text:style-name="T2">(</text:span><text:span text:style-name="T25">'Digite um número: '</text:span><text:span text:style-name="T2">))</text:span><text:line-break/>raiz = sqrt(num)<text:line-break/><text:span text:style-name="T23">print</text:span><text:span text:style-name="T2">(</text:span><text:span text:style-name="T25">'A raiz quadrada de {} é {}'</text:span>.format<text:span text:style-name="T2">(</text:span>num,raiz<text:span text:style-name="T2">))</text:span></text:p>
      <text:p text:style-name="P4">-------------------------------------------------------------------</text:p>
      <text:p text:style-name="P15">Digite o número:12</text:p>
      <text:p text:style-name="P15">A raiz quadrada de 12 é 3.4641016151377544</text:p>
      <text:p text:style-name="P24">-------------------------------------------------------------------</text:p>
      <text:p text:style-name="P23"/>
      <text:p text:style-name="P23"/>
      <text:p text:style-name="P15"><text:span text:style-name="T43">»</text:span><text:span text:style-name="T42">from</text:span> math <text:span text:style-name="T42">import</text:span> sqrt,<text:span text:style-name="T33">floor</text:span><text:line-break/>num = <text:span text:style-name="T23">int</text:span><text:span text:style-name="T2">(</text:span><text:span text:style-name="T23">input</text:span><text:span text:style-name="T2">(</text:span><text:span text:style-name="T25">'Digite um número: '</text:span><text:span text:style-name="T2">))</text:span><text:line-break/>raiz = sqrt(num)<text:line-break/><text:span text:style-name="T23">print</text:span><text:span text:style-name="T2">(</text:span><text:span text:style-name="T25">'A raiz quadrada de {} é {}'</text:span>.format(num,<text:span text:style-name="T33">floor(raiz)</text:span>))</text:p>
      <text:p text:style-name="P4">-------------------------------------------------------------------------------------------</text:p>
      <text:p text:style-name="P15">Digite o número:12</text:p>
      <text:p text:style-name="P15">A raiz quadrada de 12 é <text:span text:style-name="T33">3.00 </text:span><text:span text:style-name="T35">(o número foi arredondado para baixo)</text:span></text:p>
      <text:p text:style-name="P23">-------------------------------------------------------------------------------------------</text:p>
      <text:p text:style-name="P23"/>
      <text:p text:style-name="P23"/>
      <text:p text:style-name="P23"/>
      <text:p text:style-name="P15"><text:span text:style-name="T43">»</text:span><text:span text:style-name="T42">from</text:span> math <text:span text:style-name="T42">import</text:span> sqrt,<text:span text:style-name="T35">ceil</text:span><text:line-break/>num = <text:span text:style-name="T23">int</text:span><text:span text:style-name="T2">(</text:span><text:span text:style-name="T23">input</text:span><text:span text:style-name="T2">(</text:span><text:span text:style-name="T25">'Digite um número: '</text:span><text:span text:style-name="T2">))</text:span><text:line-break/>raiz = sqrt(num)<text:line-break/><text:span text:style-name="T23">print</text:span><text:span text:style-name="T2">(</text:span><text:span text:style-name="T25">'A raiz quadrada de {} é {}'</text:span>.format<text:span text:style-name="T2">(</text:span>num,<text:span text:style-name="T35">ceil</text:span><text:span text:style-name="T7">(</text:span><text:span text:style-name="T33">raiz</text:span><text:span text:style-name="T7">)</text:span><text:span text:style-name="T2">))</text:span></text:p>
      <text:p text:style-name="P4">------------------------------------------------------------------------------------------</text:p>
      <text:p text:style-name="P15">Digite o número:12</text:p>
      <text:p text:style-name="P15">A raiz quadrada de 12 é <text:span text:style-name="T41">4</text:span><text:span text:style-name="T33">.00 </text:span><text:span text:style-name="T35">(o número foi arredondado para cima)</text:span></text:p>
      <text:p text:style-name="P3">------------------------------------------------------------------------------------------</text:p>
      <text:p text:style-name="P29"><text:span text:style-name="T5">DESAFIO</text:span><text:span text:style-name="T2">-</text:span><text:span text:style-name="T5">0</text:span><text:span text:style-name="T2">16</text:span> </text:p>
      <text:p text:style-name="P29">crie um programa que leia um numero e mostre sua porção inteira</text:p>
      <text:p text:style-name="P25"/>
      <text:p text:style-name="P30"><text:span text:style-name="T5">DESAFIO</text:span><text:span text:style-name="T2">-</text:span><text:span text:style-name="T5">0</text:span><text:span text:style-name="T2">17</text:span></text:p>
      <text:p text:style-name="P31">crie um programa que calcule o comprimento de um cateto adjacente de um triangula retângulo , calcule e mostre o comprimento da hipotenusa</text:p>
      <text:p text:style-name="P26"><text:span text:style-name="T41">DESAFIO</text:span>-<text:span text:style-name="T41">0</text:span>18</text:p>
      <text:p text:style-name="P31">Faça um programa que leia um ângulo qualquer e mostre na tela o valor do seno cosseno e tangente desse ângulo</text:p>
      <text:p text:style-name="P3"><text:span text:style-name="T41">DESAFIO</text:span>-<text:span text:style-name="T41">0</text:span>19</text:p>
      <text:p text:style-name="P14">O professor quer sortear um de seus quatro alunos para apagar o quadro. Faça um programa que ajude ele, lendo o nome deles e escrevendo o nome do escolhido</text:p>
      <text:p text:style-name="P3"><text:soft-page-break/><text:span text:style-name="T41">DESAFIO</text:span>-<text:span text:style-name="T41">0</text:span>20</text:p>
      <text:p text:style-name="P14">o professor quer sortear a ordem da apresentação de trabalhos dos alunos. Faça um programa que mostre os nomes dos quatro alunos e mostre a ordem sorteada</text:p>
      <text:p text:style-name="P3"><text:span text:style-name="T41">DESAFIO</text:span>-<text:span text:style-name="T41">0</text:span>21</text:p>
      <text:p text:style-name="P14">Faça um programa em python que abra e reproduza o audio de arquivo mp3</text:p>
      <text:p text:style-name="P14"/>
      <text:p text:style-name="P27">Aula-09 Manipulação de texto.</text:p>
      <text:p text:style-name="P34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1T09:09:26.875000000</meta:creation-date>
    <dc:date>2022-12-30T18:49:22.889000000</dc:date>
    <meta:editing-duration>PT16H49M57S</meta:editing-duration>
    <meta:editing-cycles>11</meta:editing-cycles>
    <meta:generator>LibreOffice/7.4.3.2$Windows_X86_64 LibreOffice_project/1048a8393ae2eeec98dff31b5c133c5f1d08b890</meta:generator>
    <meta:document-statistic meta:table-count="0" meta:image-count="0" meta:object-count="0" meta:page-count="7" meta:paragraph-count="201" meta:word-count="1043" meta:character-count="8715" meta:non-whitespace-character-count="7702"/>
  </office:meta>
</office:document-meta>
</file>